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text-properties fo:color="#808080" fo:font-size="66pt" style:text-underline-style="none" style:font-size-asian="66pt" style:font-size-complex="66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paragraph-properties fo:line-height="160%" fo:text-align="center"/>
      <style:text-properties fo:font-size="30pt" style:font-size-asian="30pt" style:font-size-complex="30pt"/>
    </style:style>
    <style:style style:name="P7" style:family="paragraph">
      <loext:graphic-properties draw:fill="none" draw:fill-color="#ffffff"/>
      <style:text-properties fo:font-size="30pt" style:font-size-asian="30pt" style:font-size-complex="30pt"/>
    </style:style>
    <style:style style:name="P8" style:family="paragraph">
      <style:paragraph-properties fo:line-height="160%" fo:text-align="center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style:paragraph-properties fo:line-height="140%" fo:text-align="center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paragraph-properties fo:line-height="160%" fo:text-align="center"/>
      <style:text-properties fo:font-size="30pt" style:font-size-asian="30pt" style:font-size-complex="3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line-height="160%" fo:text-align="center"/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paragraph-properties fo:line-height="140%" fo:text-align="center"/>
      <style:text-properties fo:font-size="44pt" style:font-size-asian="44pt" style:font-size-complex="44pt"/>
    </style:style>
    <style:style style:name="P15" style:family="paragraph">
      <style:paragraph-properties fo:text-align="center"/>
      <style:text-properties fo:font-size="44pt" style:font-size-asian="44pt" style:font-size-complex="44pt"/>
    </style:style>
    <style:style style:name="P16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808080" fo:font-size="66pt" style:font-size-asian="66pt" style:font-size-complex="6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6cm" svg:height="0.962cm" svg:x="0.2cm" svg:y="0.2cm">
          <draw:text-box>
            <text:p/>
          </draw:text-box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A Igreja Vem</text:span></text:p>
          </draw:text-box>
        </draw:frame>
        <draw:frame presentation:style-name="pr2" draw:text-style-name="P4" draw:layer="layout" svg:width="25.199cm" svg:height="12.178cm" svg:x="1.4cm" svg:y="4.914cm" presentation:class="subtitle" presentation:user-transformed="true">
          <draw:text-box>
            <text:p text:style-name="P3"><text:span text:style-name="T2">Glória, rompendo em glória</text:span></text:p>
            <text:p text:style-name="P3"><text:span text:style-name="T2">De glória em glória</text:span></text:p>
            <text:p text:style-name="P3"><text:span text:style-name="T2">Reflete a gló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7" draw:layer="layout" svg:width="27cm" svg:height="17.807cm" svg:x="0.6cm" svg:y="1.962cm">
          <draw:text-box>
            <text:p text:style-name="P6"><text:span text:style-name="T2">A Igreja vem com aquele que brilha </text:span></text:p>
            <text:p text:style-name="P6"><text:span text:style-name="T2">mais que a luz do sol</text:span></text:p>
            <text:p text:style-name="P6"><text:span text:style-name="T2">Dissipando as trevas, </text:span></text:p>
            <text:p text:style-name="P6"><text:span text:style-name="T2">destruindo o mal</text:span></text:p>
            <text:p text:style-name="P6"><text:span text:style-name="T2">A Sua face é um refletor de glória, </text:span></text:p>
            <text:p text:style-name="P6"><text:span text:style-name="T2">o céu derrama a glória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9" draw:layer="layout" svg:width="27.6cm" svg:height="15.911cm" svg:x="0.4cm" svg:y="2.289cm">
          <draw:text-box>
            <text:p text:style-name="P8"><text:span text:style-name="T2">Porque a Igreja vem, </text:span></text:p>
            <text:p text:style-name="P8"><text:span text:style-name="T2">arrebentando com as portas do inferno</text:span></text:p>
            <text:p text:style-name="P8"><text:span text:style-name="T2">Com barulho de milagre, </text:span></text:p>
            <text:p text:style-name="P8"><text:span text:style-name="T2">levantando um </text:span></text:p>
            <text:p text:style-name="P8"><text:span text:style-name="T2">exército de vidas</text:span></text:p>
            <text:p text:style-name="P8"><text:span text:style-name="T2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9" draw:layer="layout" svg:width="26.6cm" svg:height="13.127cm" svg:x="0.6cm" svg:y="2.473cm">
          <draw:text-box>
            <text:p text:style-name="P8"><text:span text:style-name="T2">Tentaram acabar com a </text:span></text:p>
            <text:p text:style-name="P8"><text:span text:style-name="T2">base da Igreja</text:span></text:p>
            <text:p text:style-name="P8"><text:span text:style-name="T2">Sem ela a Terra não </text:span></text:p>
            <text:p text:style-name="P8"><text:span text:style-name="T2">povoaria o céu</text:span></text:p>
            <text:p text:style-name="P8"><text:span text:style-name="T2">Ela não teria força pra ador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9" draw:layer="layout" svg:width="27cm" svg:height="15.911cm" svg:x="0.31cm" svg:y="1.162cm">
          <draw:text-box>
            <text:p text:style-name="P8"><text:span text:style-name="T2">Não haveria missionário </text:span></text:p>
            <text:p text:style-name="P8"><text:span text:style-name="T2">em todo lugar</text:span></text:p>
            <text:p text:style-name="P8"><text:span text:style-name="T2">Mas o plano não </text:span></text:p>
            <text:p text:style-name="P8"><text:span text:style-name="T2">deu certo (não, não)</text:span></text:p>
            <text:p text:style-name="P8"><text:span text:style-name="T2">Tentaram nos calar </text:span></text:p>
            <text:p text:style-name="P8"><text:span text:style-name="T2">matando alguns irmã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9" draw:layer="layout" svg:width="26.6cm" svg:height="18.695cm" svg:x="0.8cm" svg:y="0.8cm">
          <draw:text-box>
            <text:p text:style-name="P8"><text:span text:style-name="T2">Mas nada adiantou </text:span></text:p>
            <text:p text:style-name="P8"><text:span text:style-name="T2">surgiram mais cristãos</text:span></text:p>
            <text:p text:style-name="P8"><text:span text:style-name="T2">Louvando como Paulo e Silas </text:span></text:p>
            <text:p text:style-name="P8"><text:span text:style-name="T2">na prisão</text:span></text:p>
            <text:p text:style-name="P8"><text:span text:style-name="T2">Movendo o grande céu estremecendo chão, </text:span></text:p>
            <text:p text:style-name="P8"><text:span text:style-name="T2">assumindo a miss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9" draw:layer="layout" svg:width="26.8cm" svg:height="19.043cm" svg:x="0.644cm" svg:y="0.957cm">
          <draw:text-box>
            <text:p text:style-name="P10"><text:span text:style-name="T2">O plano do Senhor, </text:span></text:p>
            <text:p text:style-name="P10"><text:span text:style-name="T2">é o que prevaleceu</text:span></text:p>
            <text:p text:style-name="P10"><text:span text:style-name="T2">Há quase dois mil anos a </text:span></text:p>
            <text:p text:style-name="P10"><text:span text:style-name="T2">Igreja só cresceu</text:span></text:p>
            <text:p text:style-name="P10"><text:span text:style-name="T2">Jesus é a cabeça, e nos </text:span></text:p>
            <text:p text:style-name="P10"><text:span text:style-name="T2">ensina a trabalhar</text:span></text:p>
            <text:p text:style-name="P10"><text:span text:style-name="T2">A base é muito forte, </text:span></text:p>
            <text:p text:style-name="P10"><text:span text:style-name="T2">nada pode abal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9" draw:layer="layout" svg:width="27cm" svg:height="16.607cm" svg:x="0.6cm" svg:y="2.193cm">
          <draw:text-box>
            <text:p text:style-name="P10"><text:span text:style-name="T2">Por isso o inferno vive a chorar</text:span></text:p>
            <text:p text:style-name="P10"><text:span text:style-name="T2">A Igreja não descansa </text:span></text:p>
            <text:p text:style-name="P10"><text:span text:style-name="T2">o tempo todo esta lá</text:span></text:p>
            <text:p text:style-name="P10"><text:span text:style-name="T2">Brilhando em toda parte a Igreja vem</text:span></text:p>
            <text:p text:style-name="P10"><text:span text:style-name="T2">Quebrando cativeiros </text:span></text:p>
            <text:p text:style-name="P10"><text:span text:style-name="T2">pra salvar alguém</text:span></text:p>
            <text:p text:style-name="P10"><text:span text:style-name="T2">A Igreja v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1" draw:text-style-name="P11" draw:layer="layout" svg:width="27cm" svg:height="17.807cm" svg:x="0.6cm" svg:y="1.962cm">
          <draw:text-box>
            <text:p text:style-name="P6"><text:span text:style-name="T2">A Igreja vem com aquele que brilha </text:span></text:p>
            <text:p text:style-name="P6"><text:span text:style-name="T2">mais que a luz do sol</text:span></text:p>
            <text:p text:style-name="P6"><text:span text:style-name="T2">Dissipando as trevas, </text:span></text:p>
            <text:p text:style-name="P6"><text:span text:style-name="T2">destruindo o mal</text:span></text:p>
            <text:p text:style-name="P6"><text:span text:style-name="T2">A Sua face é um refletor de glória, </text:span></text:p>
            <text:p text:style-name="P6"><text:span text:style-name="T2">o céu derrama a glória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1" draw:text-style-name="P13" draw:layer="layout" svg:width="27.6cm" svg:height="15.911cm" svg:x="0.4cm" svg:y="2.289cm">
          <draw:text-box>
            <text:p text:style-name="P8"><text:span text:style-name="T2">Porque a Igreja vem, </text:span></text:p>
            <text:p text:style-name="P8"><text:span text:style-name="T2">arrebentando com as portas do inferno</text:span></text:p>
            <text:p text:style-name="P8"><text:span text:style-name="T2">Com barulho de milagre, </text:span></text:p>
            <text:p text:style-name="P8"><text:span text:style-name="T2">levantando um </text:span></text:p>
            <text:p text:style-name="P8"><text:span text:style-name="T2">exército de vidas</text:span></text:p>
            <text:p text:style-name="P8"><text:span text:style-name="T2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4" draw:layer="layout" svg:width="26.8cm" svg:height="19.043cm" svg:x="0.644cm" svg:y="0.957cm">
          <draw:text-box>
            <text:p text:style-name="P10"><text:span text:style-name="T2">O plano do Senhor, </text:span></text:p>
            <text:p text:style-name="P10"><text:span text:style-name="T2">é o que prevaleceu</text:span></text:p>
            <text:p text:style-name="P10"><text:span text:style-name="T2">Há quase dois mil anos a </text:span></text:p>
            <text:p text:style-name="P10"><text:span text:style-name="T2">Igreja só cresceu</text:span></text:p>
            <text:p text:style-name="P10"><text:span text:style-name="T2">Jesus é a cabeça, e nos </text:span></text:p>
            <text:p text:style-name="P10"><text:span text:style-name="T2">ensina a trabalhar</text:span></text:p>
            <text:p text:style-name="P10"><text:span text:style-name="T2">A base é muito forte, </text:span></text:p>
            <text:p text:style-name="P10"><text:span text:style-name="T2">nada pode abal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4" draw:layer="layout" svg:width="27cm" svg:height="16.607cm" svg:x="0.6cm" svg:y="2.193cm">
          <draw:text-box>
            <text:p text:style-name="P10"><text:span text:style-name="T2">Por isso o inferno vive a chorar</text:span></text:p>
            <text:p text:style-name="P10"><text:span text:style-name="T2">A Igreja não descansa </text:span></text:p>
            <text:p text:style-name="P10"><text:span text:style-name="T2">o tempo todo esta lá</text:span></text:p>
            <text:p text:style-name="P10"><text:span text:style-name="T2">Brilhando em toda parte a Igreja vem</text:span></text:p>
            <text:p text:style-name="P10"><text:span text:style-name="T2">Quebrando cativeiros </text:span></text:p>
            <text:p text:style-name="P10"><text:span text:style-name="T2">pra salvar alguém</text:span></text:p>
            <text:p text:style-name="P10"><text:span text:style-name="T2">A Igreja v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" draw:text-style-name="P11" draw:layer="layout" svg:width="27cm" svg:height="17.807cm" svg:x="0.6cm" svg:y="1.962cm">
          <draw:text-box>
            <text:p text:style-name="P6"><text:span text:style-name="T2">A Igreja vem com aquele que brilha </text:span></text:p>
            <text:p text:style-name="P6"><text:span text:style-name="T2">mais que a luz do sol</text:span></text:p>
            <text:p text:style-name="P6"><text:span text:style-name="T2">Dissipando as trevas, </text:span></text:p>
            <text:p text:style-name="P6"><text:span text:style-name="T2">destruindo o mal</text:span></text:p>
            <text:p text:style-name="P6"><text:span text:style-name="T2">A Sua face é um refletor de glória, </text:span></text:p>
            <text:p text:style-name="P6"><text:span text:style-name="T2">o céu derrama a glória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" draw:text-style-name="P13" draw:layer="layout" svg:width="27.6cm" svg:height="15.911cm" svg:x="0.4cm" svg:y="2.289cm">
          <draw:text-box>
            <text:p text:style-name="P8"><text:span text:style-name="T2">Porque a Igreja vem, </text:span></text:p>
            <text:p text:style-name="P8"><text:span text:style-name="T2">arrebentando com as portas do inferno</text:span></text:p>
            <text:p text:style-name="P8"><text:span text:style-name="T2">Com barulho de milagre, </text:span></text:p>
            <text:p text:style-name="P8"><text:span text:style-name="T2">levantando um </text:span></text:p>
            <text:p text:style-name="P8"><text:span text:style-name="T2">exército de vidas</text:span></text:p>
            <text:p text:style-name="P8"><text:span text:style-name="T2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9" draw:layer="layout" svg:width="26.8cm" svg:height="9.299cm" svg:x="0.4cm" svg:y="5.8cm">
          <draw:text-box>
            <text:p text:style-name="P10"><text:span text:style-name="T2">O Noivo vem aí</text:span></text:p>
            <text:p text:style-name="P10"><text:span text:style-name="T2">A Igreja está se preparando</text:span></text:p>
            <text:p text:style-name="P10"><text:span text:style-name="T2">Pra cantar no coral</text:span></text:p>
            <text:p text:style-name="P10"><text:span text:style-name="T2">Junto com os anj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6" draw:layer="layout" svg:width="27cm" svg:height="7.211cm" svg:x="0.489cm" svg:y="5.558cm">
          <draw:text-box>
            <text:p text:style-name="P15"><text:span text:style-name="T2">Glória</text:span></text:p>
            <text:p text:style-name="P15"><text:span text:style-name="T2">O Noivo vem aí</text:span></text:p>
            <text:p text:style-name="P15"><text:span text:style-name="T2">Rompendo em Glória</text:span></text:p>
            <text:p text:style-name="P15"><text:span text:style-name="T2">Ele está te convidan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16" draw:layer="layout" svg:width="27cm" svg:height="7.211cm" svg:x="0.334cm" svg:y="6.069cm">
          <draw:text-box>
            <text:p text:style-name="P15"><text:span text:style-name="T2">De Glória em Glória</text:span></text:p>
            <text:p text:style-name="P15"><text:span text:style-name="T2">Pra cantar no coral</text:span></text:p>
            <text:p text:style-name="P15"><text:span text:style-name="T2">Reflete a Glória</text:span></text:p>
            <text:p text:style-name="P15"><text:span text:style-name="T2">Junto com os anj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1" draw:text-style-name="P11" draw:layer="layout" svg:width="27cm" svg:height="17.807cm" svg:x="0.6cm" svg:y="1.962cm">
          <draw:text-box>
            <text:p text:style-name="P6"><text:span text:style-name="T2">A Igreja vem com aquele que brilha </text:span></text:p>
            <text:p text:style-name="P6"><text:span text:style-name="T2">mais que a luz do sol</text:span></text:p>
            <text:p text:style-name="P6"><text:span text:style-name="T2">Dissipando as trevas, </text:span></text:p>
            <text:p text:style-name="P6"><text:span text:style-name="T2">destruindo o mal</text:span></text:p>
            <text:p text:style-name="P6"><text:span text:style-name="T2">A Sua face é um refletor de glória, </text:span></text:p>
            <text:p text:style-name="P6"><text:span text:style-name="T2">o céu derrama a glória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1" draw:text-style-name="P13" draw:layer="layout" svg:width="27.6cm" svg:height="15.911cm" svg:x="0.4cm" svg:y="2.289cm">
          <draw:text-box>
            <text:p text:style-name="P8"><text:span text:style-name="T2">Porque a Igreja vem, </text:span></text:p>
            <text:p text:style-name="P8"><text:span text:style-name="T2">arrebentando com as portas do inferno</text:span></text:p>
            <text:p text:style-name="P8"><text:span text:style-name="T2">Com barulho de milagre, </text:span></text:p>
            <text:p text:style-name="P8"><text:span text:style-name="T2">levantando um </text:span></text:p>
            <text:p text:style-name="P8"><text:span text:style-name="T2">exército de vidas</text:span></text:p>
            <text:p text:style-name="P8"><text:span text:style-name="T2">É a Igreja San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1" draw:text-style-name="P11" draw:layer="layout" svg:width="27cm" svg:height="17.807cm" svg:x="0.6cm" svg:y="1.962cm">
          <draw:text-box>
            <text:p text:style-name="P6"><text:span text:style-name="T2">A Igreja vem com aquele que brilha </text:span></text:p>
            <text:p text:style-name="P6"><text:span text:style-name="T2">mais que a luz do sol</text:span></text:p>
            <text:p text:style-name="P6"><text:span text:style-name="T2">Dissipando as trevas, </text:span></text:p>
            <text:p text:style-name="P6"><text:span text:style-name="T2">destruindo o mal</text:span></text:p>
            <text:p text:style-name="P6"><text:span text:style-name="T2">A Sua face é um refletor de glória, </text:span></text:p>
            <text:p text:style-name="P6"><text:span text:style-name="T2">o céu derrama a glória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1" draw:text-style-name="P13" draw:layer="layout" svg:width="27.6cm" svg:height="15.911cm" svg:x="0.4cm" svg:y="2.289cm">
          <draw:text-box>
            <text:p text:style-name="P8"><text:span text:style-name="T2">Porque a Igreja vem, </text:span></text:p>
            <text:p text:style-name="P8"><text:span text:style-name="T2">arrebentando com as portas do inferno</text:span></text:p>
            <text:p text:style-name="P8"><text:span text:style-name="T2">Com barulho de milagre, </text:span></text:p>
            <text:p text:style-name="P8"><text:span text:style-name="T2">levantando um </text:span></text:p>
            <text:p text:style-name="P8"><text:span text:style-name="T2">exército de vidas</text:span></text:p>
            <text:p text:style-name="P8"><text:span text:style-name="T2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4T22:39:17.024509680</meta:creation-date>
    <dc:date>2015-09-24T23:08:02.944424531</dc:date>
    <dc:creator>lazarone </dc:creator>
    <meta:editing-duration>PT28M36S</meta:editing-duration>
    <meta:editing-cycles>18</meta:editing-cycles>
    <meta:generator>LibreOffice/4.4.2.2$Linux_x86 LibreOffice_project/40m0$Build-2</meta:generator>
    <meta:document-statistic meta:object-count="86"/>
  </office:meta>
</office:document-meta>
</file>